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.7299in" table:align="left"/>
    </style:style>
    <style:style style:name="Table1.A" style:family="table-column">
      <style:table-column-properties style:column-width="0.5743in"/>
    </style:style>
    <style:style style:name="Table1.B" style:family="table-column">
      <style:table-column-properties style:column-width="0.3514in"/>
    </style:style>
    <style:style style:name="Table1.C" style:family="table-column">
      <style:table-column-properties style:column-width="0.8042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1.2549in"/>
    </style:style>
    <style:style style:name="Table2.B" style:family="table-column">
      <style:table-column-properties style:column-width="3.2042in"/>
    </style:style>
    <style:style style:name="Table2.C" style:family="table-column">
      <style:table-column-properties style:column-width="2.466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Heading_20_2">
      <style:text-properties fo:font-size="14pt" officeooo:rsid="00138e62" officeooo:paragraph-rsid="00138e62" style:font-size-asian="14pt" style:font-size-complex="14pt"/>
    </style:style>
    <style:style style:name="P2" style:family="paragraph" style:parent-style-name="Heading_20_2">
      <style:paragraph-properties fo:break-before="page"/>
      <style:text-properties fo:font-size="14pt" officeooo:rsid="00138e62" officeooo:paragraph-rsid="00138e62" style:font-size-asian="14pt" style:font-size-complex="14pt"/>
    </style:style>
    <style:style style:name="P3" style:family="paragraph" style:parent-style-name="Heading_20_2">
      <style:paragraph-properties fo:line-height="100%"/>
      <style:text-properties fo:font-weight="bold" fo:background-color="#ffff00" style:font-weight-asian="bold" style:font-weight-complex="bold"/>
    </style:style>
    <style:style style:name="P4" style:family="paragraph" style:parent-style-name="Heading_20_2">
      <style:paragraph-properties fo:line-height="100%"/>
    </style:style>
    <style:style style:name="P5" style:family="paragraph" style:parent-style-name="Heading_20_3">
      <style:paragraph-properties fo:margin-left="0in" fo:margin-right="0in" fo:margin-top="0in" fo:margin-bottom="0.0083in" style:contextual-spacing="false" fo:line-height="100%" fo:text-indent="0in" style:auto-text-indent="false"/>
      <style:text-properties fo:font-size="14pt" fo:font-weight="normal" officeooo:paragraph-rsid="001532b7" fo:background-color="#ffff00" style:font-size-asian="14pt" style:font-weight-asian="normal" style:font-size-complex="14pt" style:font-weight-complex="normal"/>
    </style:style>
    <style:style style:name="P6" style:family="paragraph" style:parent-style-name="Heading_20_3">
      <style:paragraph-properties fo:margin-left="0in" fo:margin-right="0in" fo:margin-top="0in" fo:margin-bottom="0.0874in" style:contextual-spacing="false" fo:line-height="100%" fo:text-indent="0in" style:auto-text-indent="false"/>
      <style:text-properties fo:font-size="14pt" fo:font-weight="bold" fo:background-color="#ffff00" style:font-size-asian="14pt" style:font-weight-asian="bold" style:font-size-complex="14pt" style:font-weight-complex="bold"/>
    </style:style>
    <style:style style:name="P7" style:family="paragraph" style:parent-style-name="Heading_20_3">
      <style:paragraph-properties fo:line-height="100%"/>
    </style:style>
    <style:style style:name="P8" style:family="paragraph" style:parent-style-name="Heading_20_3">
      <style:paragraph-properties fo:line-height="100%"/>
      <style:text-properties fo:font-size="12pt" style:font-size-asian="12pt" style:font-size-complex="12pt"/>
    </style:style>
    <style:style style:name="P9" style:family="paragraph" style:parent-style-name="Preformatted_20_Text">
      <style:paragraph-properties fo:margin-left="0in" fo:margin-right="0in" fo:margin-top="0in" fo:margin-bottom="0.1965in" style:contextual-spacing="false" fo:line-height="100%" fo:text-indent="0in" style:auto-text-indent="false" style:writing-mode="lr-tb"/>
    </style:style>
    <style:style style:name="P10" style:family="paragraph" style:parent-style-name="Preformatted_20_Text" style:list-style-name="L10">
      <style:paragraph-properties fo:margin-left="0in" fo:margin-right="0in" fo:margin-top="0in" fo:margin-bottom="0.1965in" style:contextual-spacing="false" fo:line-height="100%" fo:text-indent="0in" style:auto-text-indent="false" style:writing-mode="lr-tb"/>
    </style:style>
    <style:style style:name="P1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fo:font-weight="bold" fo:background-color="#ffff00" style:font-weight-asian="bold" style:font-weight-complex="bold"/>
    </style:style>
    <style:style style:name="P13" style:family="paragraph" style:parent-style-name="Standard">
      <style:paragraph-properties fo:break-before="page"/>
      <style:text-properties fo:font-weight="bold" fo:background-color="#ffff00" style:font-weight-asian="bold" style:font-weight-complex="bold"/>
    </style:style>
    <style:style style:name="P14" style:family="paragraph" style:parent-style-name="Table_20_Contents">
      <style:paragraph-properties fo:line-height="100%"/>
    </style:style>
    <style:style style:name="P15" style:family="paragraph" style:parent-style-name="Table_20_Heading">
      <style:paragraph-properties fo:line-height="100%"/>
    </style:style>
    <style:style style:name="P16" style:family="paragraph" style:parent-style-name="Text_20_body">
      <style:paragraph-properties fo:margin-left="0in" fo:margin-right="0in" fo:margin-top="0in" fo:margin-bottom="0.1665in" style:contextual-spacing="false" fo:text-indent="0in" style:auto-text-indent="false"/>
    </style:style>
    <style:style style:name="P17" style:family="paragraph" style:parent-style-name="Text_20_body">
      <style:paragraph-properties fo:margin-left="0in" fo:margin-right="0in" fo:margin-top="0in" fo:margin-bottom="0.1272in" style:contextual-spacing="false" fo:line-height="100%" fo:text-indent="0in" style:auto-text-indent="false"/>
      <style:text-properties fo:font-weight="bold" style:font-weight-asian="bold" style:font-weight-complex="bold"/>
    </style:style>
    <style:style style:name="P18" style:family="paragraph" style:parent-style-name="Text_20_body">
      <style:paragraph-properties fo:margin-left="0in" fo:margin-right="0in" fo:margin-top="0in" fo:margin-bottom="0.1665in" style:contextual-spacing="false" fo:text-indent="0in" style:auto-text-indent="false"/>
      <style:text-properties fo:background-color="#ffff00"/>
    </style:style>
    <style:style style:name="P19" style:family="paragraph" style:parent-style-name="Text_20_body">
      <style:paragraph-properties fo:margin-left="0in" fo:margin-right="0in" fo:margin-top="0in" fo:margin-bottom="0.1272in" style:contextual-spacing="false" fo:line-height="100%" fo:text-indent="0in" style:auto-text-indent="false"/>
      <style:text-properties fo:background-color="#ffff00"/>
    </style:style>
    <style:style style:name="P20" style:family="paragraph" style:parent-style-name="Text_20_body">
      <style:paragraph-properties fo:margin-left="0in" fo:margin-right="0in" fo:margin-top="0in" fo:margin-bottom="0.1272in" style:contextual-spacing="false" fo:line-height="100%" fo:text-indent="0in" style:auto-text-indent="false"/>
      <style:text-properties fo:font-weight="normal" fo:background-color="#ffff00" style:font-weight-asian="normal" style:font-weight-complex="normal"/>
    </style:style>
    <style:style style:name="P21" style:family="paragraph" style:parent-style-name="Text_20_body">
      <style:paragraph-properties fo:margin-left="0in" fo:margin-right="0in" fo:margin-top="0in" fo:margin-bottom="0.1272in" style:contextual-spacing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margin-left="0in" fo:margin-right="0in" fo:margin-top="0in" fo:margin-bottom="0.1665in" style:contextual-spacing="false" fo:text-indent="0in" style:auto-text-indent="false"/>
      <style:text-properties fo:font-size="14pt" fo:font-weight="bold" fo:background-color="#ffff00" style:font-size-asian="14pt" style:font-weight-asian="bold" style:font-size-complex="14pt" style:font-weight-complex="bold"/>
    </style:style>
    <style:style style:name="P23" style:family="paragraph" style:parent-style-name="Text_20_body">
      <style:paragraph-properties fo:margin-left="0in" fo:margin-right="0in" fo:margin-top="0in" fo:margin-bottom="0.1272in" style:contextual-spacing="false" fo:text-indent="0in" style:auto-text-indent="false" fo:break-before="page"/>
      <style:text-properties fo:font-size="14pt" fo:font-weight="bold" fo:background-color="#ffff00" style:font-size-asian="14pt" style:font-weight-asian="bold" style:font-size-complex="14pt" style:font-weight-complex="bold"/>
    </style:style>
    <style:style style:name="P24" style:family="paragraph" style:parent-style-name="Text_20_body">
      <style:paragraph-properties fo:margin-left="0in" fo:margin-right="0in" fo:margin-top="0in" fo:margin-bottom="0.0874in" style:contextual-spacing="false" fo:text-indent="0in" style:auto-text-indent="false"/>
      <style:text-properties fo:font-size="14pt" fo:font-weight="bold" fo:background-color="#ffff00" style:font-size-asian="14pt" style:font-weight-asian="bold" style:font-size-complex="14pt" style:font-weight-complex="bold"/>
    </style:style>
    <style:style style:name="P25" style:family="paragraph" style:parent-style-name="Text_20_body">
      <style:paragraph-properties fo:margin-left="0in" fo:margin-right="0in" fo:margin-top="0in" fo:margin-bottom="0.0083in" style:contextual-spacing="false" fo:text-indent="0in" style:auto-text-indent="false"/>
      <style:text-properties fo:font-size="14pt" fo:font-weight="bold" fo:background-color="#ffff00" style:font-size-asian="14pt" style:font-weight-asian="bold" style:font-size-complex="14pt" style:font-weight-complex="bold"/>
    </style:style>
    <style:style style:name="P26" style:family="paragraph" style:parent-style-name="Text_20_body">
      <style:paragraph-properties fo:margin-left="0in" fo:margin-right="0in" fo:margin-top="0in" fo:margin-bottom="0.0083in" style:contextual-spacing="false" fo:text-indent="0in" style:auto-text-indent="false"/>
      <style:text-properties fo:font-size="14pt" fo:font-weight="bold" officeooo:paragraph-rsid="001532b7" fo:background-color="#ffff00" style:font-size-asian="14pt" style:font-weight-asian="bold" style:font-size-complex="14pt" style:font-weight-complex="bold"/>
    </style:style>
    <style:style style:name="P27" style:family="paragraph" style:parent-style-name="Text_20_body">
      <style:paragraph-properties fo:margin-left="0in" fo:margin-right="0in" fo:margin-top="0in" fo:margin-bottom="0.1665in" style:contextual-spacing="false" fo:line-height="100%" fo:text-indent="0in" style:auto-text-indent="false"/>
      <style:text-properties fo:font-size="14pt" fo:font-weight="bold" fo:background-color="#ffff00" style:font-size-asian="14pt" style:font-weight-asian="bold" style:font-size-complex="14pt" style:font-weight-complex="bold"/>
    </style:style>
    <style:style style:name="P28" style:family="paragraph" style:parent-style-name="Text_20_body">
      <style:paragraph-properties fo:margin-left="0in" fo:margin-right="0in" fo:margin-top="0in" fo:margin-bottom="0.0874in" style:contextual-spacing="false" fo:line-height="100%" fo:text-indent="0in" style:auto-text-indent="false"/>
      <style:text-properties fo:font-size="14pt" fo:font-weight="bold" fo:background-color="#ffff00" style:font-size-asian="14pt" style:font-weight-asian="bold" style:font-size-complex="14pt" style:font-weight-complex="bold"/>
    </style:style>
    <style:style style:name="P29" style:family="paragraph" style:parent-style-name="Text_20_body">
      <style:paragraph-properties fo:margin-left="0in" fo:margin-right="0in" fo:margin-top="0in" fo:margin-bottom="0.1272in" style:contextual-spacing="false" fo:text-indent="0in" style:auto-text-indent="false"/>
      <style:text-properties fo:font-size="14pt" fo:background-color="#ffff00" style:font-size-asian="14pt" style:font-size-complex="14pt"/>
    </style:style>
    <style:style style:name="P30" style:family="paragraph" style:parent-style-name="Text_20_body">
      <style:paragraph-properties fo:margin-left="0in" fo:margin-right="0in" fo:margin-top="0in" fo:margin-bottom="0.1272in" style:contextual-spacing="false" fo:text-indent="0in" style:auto-text-indent="false"/>
      <style:text-properties fo:font-size="14pt" style:font-size-asian="14pt" style:font-size-complex="14pt"/>
    </style:style>
    <style:style style:name="P31" style:family="paragraph" style:parent-style-name="Text_20_body">
      <style:paragraph-properties fo:margin-left="0in" fo:margin-right="0in" fo:margin-top="0in" fo:margin-bottom="0.1272in" style:contextual-spacing="false" fo:line-height="100%" fo:text-indent="0in" style:auto-text-indent="false"/>
      <style:text-properties fo:font-size="14pt" style:font-size-asian="14pt" style:font-size-complex="14pt"/>
    </style:style>
    <style:style style:name="P32" style:family="paragraph" style:parent-style-name="Text_20_body">
      <style:paragraph-properties fo:margin-left="0in" fo:margin-right="0in" fo:margin-top="0in" fo:margin-bottom="0.0083in" style:contextual-spacing="false" fo:line-height="100%" fo:text-indent="0in" style:auto-text-indent="false"/>
      <style:text-properties fo:font-size="12pt" fo:font-weight="normal" fo:background-color="transparent" style:font-size-asian="12pt" style:font-weight-asian="normal" style:font-size-complex="12pt" style:font-weight-complex="normal"/>
    </style:style>
    <style:style style:name="P33" style:family="paragraph" style:parent-style-name="Text_20_body" style:list-style-name="L1">
      <style:paragraph-properties fo:line-height="100%"/>
    </style:style>
    <style:style style:name="P34" style:family="paragraph" style:parent-style-name="Text_20_body">
      <style:paragraph-properties fo:line-height="100%"/>
    </style:style>
    <style:style style:name="P35" style:family="paragraph" style:parent-style-name="Text_20_body" style:list-style-name="L12">
      <style:paragraph-properties fo:line-height="100%"/>
    </style:style>
    <style:style style:name="P36" style:family="paragraph" style:parent-style-name="Text_20_body" style:list-style-name="L13">
      <style:paragraph-properties fo:line-height="100%"/>
    </style:style>
    <style:style style:name="P37" style:family="paragraph" style:parent-style-name="Text_20_body" style:list-style-name="L14">
      <style:paragraph-properties fo:line-height="100%"/>
    </style:style>
    <style:style style:name="P38" style:family="paragraph" style:parent-style-name="Text_20_body" style:list-style-name="L20">
      <style:paragraph-properties fo:line-height="100%"/>
    </style:style>
    <style:style style:name="P39" style:family="paragraph" style:parent-style-name="Text_20_body" style:list-style-name="L21">
      <style:paragraph-properties fo:line-height="100%"/>
    </style:style>
    <style:style style:name="P40" style:family="paragraph" style:parent-style-name="Text_20_body" style:list-style-name="L22">
      <style:paragraph-properties fo:line-height="100%"/>
    </style:style>
    <style:style style:name="P41" style:family="paragraph" style:parent-style-name="Text_20_body" style:list-style-name="L23">
      <style:paragraph-properties fo:line-height="100%"/>
    </style:style>
    <style:style style:name="P42" style:family="paragraph" style:parent-style-name="Text_20_body" style:list-style-name="L24">
      <style:paragraph-properties fo:line-height="100%"/>
    </style:style>
    <style:style style:name="P43" style:family="paragraph" style:parent-style-name="Text_20_body" style:list-style-name="L25">
      <style:paragraph-properties fo:line-height="100%"/>
      <style:text-properties officeooo:paragraph-rsid="001532b7"/>
    </style:style>
    <style:style style:name="P44" style:family="paragraph" style:parent-style-name="Text_20_body" style:list-style-name="L31">
      <style:paragraph-properties fo:line-height="100%"/>
    </style:style>
    <style:style style:name="P45" style:family="paragraph" style:parent-style-name="Text_20_body" style:list-style-name="L32">
      <style:paragraph-properties fo:line-height="100%"/>
    </style:style>
    <style:style style:name="P46" style:family="paragraph" style:parent-style-name="Text_20_body" style:list-style-name="L33">
      <style:paragraph-properties fo:line-height="100%"/>
    </style:style>
    <style:style style:name="P47" style:family="paragraph" style:parent-style-name="Text_20_body" style:list-style-name="L34">
      <style:paragraph-properties fo:line-height="100%"/>
    </style:style>
    <style:style style:name="P48" style:family="paragraph" style:parent-style-name="Text_20_body" style:list-style-name="L29">
      <style:paragraph-properties fo:line-height="100%"/>
    </style:style>
    <style:style style:name="P49" style:family="paragraph" style:parent-style-name="Text_20_body" style:list-style-name="L30">
      <style:paragraph-properties fo:line-height="100%"/>
    </style:style>
    <style:style style:name="P50" style:family="paragraph" style:parent-style-name="Text_20_body" style:list-style-name="L27">
      <style:paragraph-properties fo:line-height="100%"/>
    </style:style>
    <style:style style:name="P51" style:family="paragraph" style:parent-style-name="Text_20_body" style:list-style-name="L28">
      <style:paragraph-properties fo:line-height="100%"/>
    </style:style>
    <style:style style:name="P52" style:family="paragraph" style:parent-style-name="Text_20_body" style:list-style-name="L7">
      <style:paragraph-properties fo:line-height="100%"/>
    </style:style>
    <style:style style:name="P53" style:family="paragraph" style:parent-style-name="Text_20_body" style:list-style-name="L8">
      <style:paragraph-properties fo:line-height="100%"/>
    </style:style>
    <style:style style:name="P54" style:family="paragraph" style:parent-style-name="Text_20_body" style:list-style-name="L9">
      <style:paragraph-properties fo:line-height="100%"/>
    </style:style>
    <style:style style:name="P55" style:family="paragraph" style:parent-style-name="Text_20_body" style:list-style-name="L10">
      <style:paragraph-properties fo:line-height="100%"/>
    </style:style>
    <style:style style:name="P56" style:family="paragraph" style:parent-style-name="Text_20_body" style:list-style-name="L11">
      <style:paragraph-properties fo:line-height="100%"/>
    </style:style>
    <style:style style:name="P57" style:family="paragraph" style:parent-style-name="Text_20_body" style:list-style-name="L15">
      <style:paragraph-properties fo:line-height="100%"/>
    </style:style>
    <style:style style:name="P58" style:family="paragraph" style:parent-style-name="Text_20_body" style:list-style-name="L16">
      <style:paragraph-properties fo:line-height="100%"/>
    </style:style>
    <style:style style:name="P59" style:family="paragraph" style:parent-style-name="Text_20_body" style:list-style-name="L17">
      <style:paragraph-properties fo:line-height="100%"/>
    </style:style>
    <style:style style:name="P60" style:family="paragraph" style:parent-style-name="Text_20_body" style:list-style-name="L18">
      <style:paragraph-properties fo:line-height="100%"/>
    </style:style>
    <style:style style:name="P61" style:family="paragraph" style:parent-style-name="Text_20_body" style:list-style-name="L19">
      <style:paragraph-properties fo:line-height="100%"/>
    </style:style>
    <style:style style:name="P62" style:family="paragraph" style:parent-style-name="Text_20_body">
      <style:paragraph-properties fo:line-height="100%"/>
      <style:text-properties fo:background-color="#f6f9d4"/>
    </style:style>
    <style:style style:name="T1" style:family="text">
      <style:text-properties fo:background-color="#ffff00" loext:char-shading-value="0"/>
    </style:style>
    <style:style style:name="T2" style:family="text"/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#ffbf00" loext:char-shading-value="0" style:font-weight-asian="bold" style:font-weight-complex="bold"/>
    </style:style>
    <style:style style:name="T5" style:family="text">
      <style:text-properties fo:font-weight="bold" fo:background-color="#ffff00" loext:char-shading-value="0" style:font-weight-asian="bold" style:font-weight-complex="bold"/>
    </style:style>
    <style:style style:name="T6" style:family="text">
      <style:text-properties fo:font-weight="bold" fo:background-color="transparent" loext:char-shading-value="0" style:font-weight-asian="bold" style:font-weight-complex="bold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38e62"/>
    </style:style>
    <style:style style:name="T9" style:family="text">
      <style:text-properties fo:font-size="14pt" fo:background-color="transparent" loext:char-shading-value="0" style:font-size-asian="14pt" style:font-size-complex="14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fo:background-color="#ffff00" loext:char-shading-value="0" style:font-size-asian="12pt" style:font-size-complex="12pt"/>
    </style:style>
    <style:style style:name="T12" style:family="text">
      <style:text-properties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13" style:family="text">
      <style:text-properties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14" style:family="text">
      <style:text-properties fo:font-size="12pt" fo:background-color="transparent" loext:char-shading-value="0" style:font-size-asian="12pt" style:font-size-complex="12pt"/>
    </style:style>
    <style:style style:name="T15" style:family="text">
      <style:text-properties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16" style:family="text">
      <style:text-properties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1532b7"/>
    </style:style>
    <style:style style:name="T19" style:family="text">
      <style:text-properties officeooo:rsid="00163e62"/>
    </style:style>
    <style:style style:name="T20" style:family="text">
      <style:text-properties fo:background-color="#dde8cb" loext:char-shading-value="0"/>
    </style:style>
    <style:style style:name="T21" style:family="text">
      <style:text-properties fo:background-color="#dde8cb" loext:char-shading-value="0"/>
    </style:style>
    <style:style style:name="T22" style:family="text">
      <style:text-properties fo:background-color="#f6f9d4" loext:char-shading-value="0"/>
    </style:style>
    <style:style style:name="T23" style:family="text">
      <style:text-properties fo:background-color="#f6f9d4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Exercise 0 – Introduction</text:p>
      <text:p text:style-name="Standard"/>
      <text:p text:style-name="P16">These study questions are good to get an overview of how snowflake works.</text:p>
      <text:p text:style-name="P21"> <text:span text:style-name="T1">a) What are the main components of Snowflake's architecture?</text:span></text:p>
      <text:p text:style-name="P17">Snowflake has a <text:span text:style-name="Strong_20_Emphasis">unique 3-layer architecture</text:span>:</text:p>
      <text:list text:style-name="L1">
        <text:list-item>
          <text:p text:style-name="P33"><text:span text:style-name="Strong_20_Emphasis">Storage Layer</text:span></text:p>
          <text:list>
            <text:list-item>
              <text:p text:style-name="P33">Where all your data lives (tables, files, etc.).</text:p>
            </text:list-item>
            <text:list-item>
              <text:p text:style-name="P33">Snowflake stores data in compressed, optimized <text:span text:style-name="T4">columnar</text:span> format.</text:p>
            </text:list-item>
          </text:list>
        </text:list-item>
        <text:list-item>
          <text:p text:style-name="P33"><text:span text:style-name="Strong_20_Emphasis">Compute Layer (Virtual Warehouses)</text:span></text:p>
          <text:list>
            <text:list-item>
              <text:p text:style-name="P33">Where all the <text:span text:style-name="Emphasis">processing</text:span> happens (running queries, loading data, transformations).</text:p>
            </text:list-item>
            <text:list-item>
              <text:p text:style-name="P33">Made up of clusters of compute resources, called <text:span text:style-name="Strong_20_Emphasis">virtual warehouses</text:span>.</text:p>
            </text:list-item>
          </text:list>
        </text:list-item>
        <text:list-item>
          <text:p text:style-name="P33"><text:span text:style-name="Strong_20_Emphasis">Cloud Services Layer</text:span></text:p>
          <text:list>
            <text:list-item>
              <text:p text:style-name="P33">The “brain” of Snowflake.</text:p>
            </text:list-item>
            <text:list-item>
              <text:p text:style-name="P33">Manages things like authentication, query optimization, metadata (data about your data), and access control.</text:p>
            </text:list-item>
          </text:list>
        </text:list-item>
      </text:list>
      <text:p text:style-name="P34">👉 The key feature: <text:span text:style-name="Strong_20_Emphasis">Storage and compute are completely separate</text:span>. You can scale them independently, which is different from most traditional databases.</text:p>
      <text:p text:style-name="P29"> <text:span text:style-name="T3">b) Explain the role of the storage layer in Snowflake.</text:span></text:p>
      <text:p text:style-name="P19"><text:span text:style-name="T7">Think of the </text:span><text:span text:style-name="Strong_20_Emphasis"><text:span text:style-name="T7">storage layer as Snowflake’s “data lake”</text:span></text:span><text:span text:style-name="T7">:</text:span></text:p>
      <text:list text:style-name="L12">
        <text:list-item>
          <text:p text:style-name="P35">It keeps <text:span text:style-name="Strong_20_Emphasis">all your data in one central place</text:span> (structured and semi-structured like JSON, Parquet, Avro).</text:p>
        </text:list-item>
        <text:list-item>
          <text:p text:style-name="P35">Snowflake automatically takes care of:</text:p>
          <text:list>
            <text:list-item>
              <text:p text:style-name="P35">Compression (so it’s cheaper).</text:p>
            </text:list-item>
            <text:list-item>
              <text:p text:style-name="P35">Encryption (so it’s secure).</text:p>
            </text:list-item>
            <text:list-item>
              <text:p text:style-name="P35">Partitioning/clustering (so queries are faster).</text:p>
            </text:list-item>
          </text:list>
        </text:list-item>
        <text:list-item>
          <text:p text:style-name="P35">Data is <text:span text:style-name="Strong_20_Emphasis">immutable</text:span> — once stored, it doesn’t change directly. If you update data, Snowflake creates new versions behind the scenes.</text:p>
        </text:list-item>
      </text:list>
      <text:p text:style-name="P34">🔑 <text:span text:style-name="Strong_20_Emphasis">Key benefit:</text:span> Storage is cheap, elastic (you can keep growing), and fully managed by Snowflake. You don’t worry about file formats or indexing.</text:p>
      <text:p text:style-name="P18"/>
      <text:p text:style-name="P23">c) What is the purpose of the compute layer in Snowflake?</text:p>
      <text:p text:style-name="P20"><text:span text:style-name="T7">The </text:span><text:span text:style-name="Strong_20_Emphasis"><text:span text:style-name="T7">compute layer is the “engine room”</text:span></text:span><text:span text:style-name="T7"> of Snowflake:</text:span></text:p>
      <text:list text:style-name="L13">
        <text:list-item>
          <text:p text:style-name="P36">This is where your queries are actually executed.</text:p>
        </text:list-item>
        <text:list-item>
          <text:p text:style-name="P36">You spin up <text:span text:style-name="Strong_20_Emphasis">virtual warehouses</text:span> (compute clusters) when you need to:</text:p>
          <text:list>
            <text:list-item>
              <text:p text:style-name="P36">Load or transform data.</text:p>
            </text:list-item>
            <text:list-item>
              <text:p text:style-name="P36">Run analytics queries.</text:p>
            </text:list-item>
            <text:list-item>
              <text:p text:style-name="P36">Feed dashboards (e.g., Power BI, Tableau).</text:p>
            </text:list-item>
          </text:list>
        </text:list-item>
        <text:list-item>
          <text:p text:style-name="P36">Each warehouse is <text:span text:style-name="Strong_20_Emphasis">independent</text:span>:</text:p>
          <text:list>
            <text:list-item>
              <text:p text:style-name="P36">Multiple teams can run queries at the same time without slowing each other down (no “fighting for resources”).</text:p>
            </text:list-item>
            <text:list-item>
              <text:p text:style-name="P36">You can scale warehouses up (bigger machine) or out (more clusters) depending on workload.</text:p>
            </text:list-item>
            <text:list-item>
              <text:p text:style-name="P36">You can pause them when not in use → you only pay for the compute time you actually use.</text:p>
            </text:list-item>
          </text:list>
        </text:list-item>
      </text:list>
      <text:p text:style-name="P34">🔑 <text:span text:style-name="Strong_20_Emphasis">Key benefit:</text:span> Elastic, on-demand compute power that doesn’t interfere with other workloads.</text:p>
      <text:h text:style-name="P7" text:outline-level="3">⚡ Quick Analogy:</text:h>
      <text:p text:style-name="P34">Imagine Snowflake like a <text:span text:style-name="Strong_20_Emphasis">library system</text:span>:</text:p>
      <text:list text:style-name="L14">
        <text:list-item>
          <text:p text:style-name="P37"><text:span text:style-name="Strong_20_Emphasis">Storage Layer = Bookshelves</text:span> → all the books (data) are neatly stored and cataloged.</text:p>
        </text:list-item>
        <text:list-item>
          <text:p text:style-name="P37"><text:span text:style-name="Strong_20_Emphasis">Compute Layer = Reading Rooms</text:span> → people (queries) come in, take books, and do their work in separate rooms. Each group gets its own room, so they don’t disturb each other.</text:p>
        </text:list-item>
        <text:list-item>
          <text:p text:style-name="P37"><text:span text:style-name="Strong_20_Emphasis">Cloud Services Layer = Librarian</text:span> → organizes the catalog, makes sure only the right people can access certain books, and helps optimize how things are found.</text:p>
        </text:list-item>
      </text:list>
      <text:p text:style-name="P30"><text:span text:style-name="T5">d) How does the cloud services layer enhance the functionality of Snowflake?</text:span></text:p>
      <text:p text:style-name="P31"><text:span text:style-name="T16">The </text:span><text:span text:style-name="Strong_20_Emphasis"><text:span text:style-name="T13">Cloud Services Layer</text:span></text:span><text:span text:style-name="T13"> </text:span><text:span text:style-name="T16">is like the </text:span><text:span text:style-name="Strong_20_Emphasis"><text:span text:style-name="T13">“control center” </text:span></text:span><text:span text:style-name="Strong_20_Emphasis"><text:span text:style-name="T16">or the brain</text:span></text:span><text:span text:style-name="T16"> of Snowflake.<text:line-break/>It does all the behind-the-scenes work that makes Snowflake powerful and easy to use:</text:span></text:p>
      <text:list text:style-name="L20">
        <text:list-item>
          <text:p text:style-name="P38"><text:span text:style-name="Strong_20_Emphasis">Authentication &amp; Security</text:span> → manages user logins, roles, permissions, SSO, etc.</text:p>
        </text:list-item>
        <text:list-item>
          <text:p text:style-name="P38"><text:span text:style-name="Strong_20_Emphasis">Query Optimization</text:span> → figures out the fastest way to run your SQL queries.</text:p>
        </text:list-item>
        <text:list-item>
          <text:p text:style-name="P38"><text:span text:style-name="Strong_20_Emphasis">Metadata Management</text:span> → keeps track of information about your data (schemas, tables, partitions, lineage).</text:p>
        </text:list-item>
        <text:list-item>
          <text:p text:style-name="P38"><text:span text:style-name="Strong_20_Emphasis">Infrastructure Management</text:span> → automatically handles scaling, failover, and availability.</text:p>
        </text:list-item>
        <text:list-item>
          <text:p text:style-name="P38"><text:span text:style-name="Strong_20_Emphasis">Data Sharing</text:span> → enables secure sharing of data across different Snowflake accounts (without copying it).</text:p>
        </text:list-item>
      </text:list>
      <text:p text:style-name="P34">👉 In short: the <text:span text:style-name="Strong_20_Emphasis">cloud services layer makes Snowflake “intelligent and automated”</text:span>, so users don’t need to tune indexes, manage servers, or worry about availability.</text:p>
      <text:p text:style-name="P26"><text:soft-page-break/>e) What is a virtual warehouse in Snowflake, and how does it differ from a traditional data warehouse?</text:p>
      <text:h text:style-name="P5" text:outline-level="3"><text:span text:style-name="Strong_20_Emphasis"><text:span text:style-name="T7">Virtual Warehouse (Snowflake-specific)</text:span></text:span></text:h>
      <text:list text:style-name="L21">
        <text:list-item>
          <text:p text:style-name="P39">A <text:span text:style-name="Strong_20_Emphasis">virtual warehouse</text:span> = a <text:span text:style-name="Strong_20_Emphasis">compute cluster</text:span> in Snowflake.</text:p>
        </text:list-item>
        <text:list-item>
          <text:p text:style-name="P39">Its job: <text:span text:style-name="Strong_20_Emphasis">process queries and load/transform data.</text:span></text:p>
        </text:list-item>
        <text:list-item>
          <text:p text:style-name="P39">It’s elastic: you can spin one up, resize it, or shut it down anytime.</text:p>
        </text:list-item>
        <text:list-item>
          <text:p text:style-name="P39">Multiple warehouses can run at the same time, all reading from the same central data.</text:p>
        </text:list-item>
      </text:list>
      <text:h text:style-name="P7" text:outline-level="3"><text:span text:style-name="Strong_20_Emphasis">Traditional Data Warehouse</text:span></text:h>
      <text:list text:style-name="L22">
        <text:list-item>
          <text:p text:style-name="P40">Typically an <text:span text:style-name="Strong_20_Emphasis">on-premise system</text:span> (like Teradata, Oracle, Netezza) or a fixed cloud system.</text:p>
        </text:list-item>
        <text:list-item>
          <text:p text:style-name="P40"><text:span text:style-name="Strong_20_Emphasis">Storage + compute are tightly coupled</text:span> → scaling means adding more hardware to the whole system.</text:p>
        </text:list-item>
        <text:list-item>
          <text:p text:style-name="P40">Queries from multiple teams can compete for resources, leading to slowdowns.</text:p>
        </text:list-item>
        <text:list-item>
          <text:p text:style-name="P40">Requires a lot of manual management (indexing, tuning, partitioning).</text:p>
        </text:list-item>
      </text:list>
      <text:p text:style-name="P34">👉 <text:span text:style-name="Strong_20_Emphasis">Main difference:</text:span></text:p>
      <text:list text:style-name="L23">
        <text:list-item>
          <text:p text:style-name="P41"><text:span text:style-name="Strong_20_Emphasis">Virtual warehouse = compute engine only, independent from storage.</text:span></text:p>
        </text:list-item>
        <text:list-item>
          <text:p text:style-name="P41"><text:span text:style-name="Strong_20_Emphasis">Traditional data warehouse = storage and compute bundled together in one fixed system.</text:span></text:p>
        </text:list-item>
      </text:list>
      <text:p text:style-name="P25">f) When are the cases you would want to scale up versus <text:span text:style-name="T18">scale</text:span> out in terms of virtual warehouses and compute resources.</text:p>
      <text:p text:style-name="P32"><text:span text:style-name="T18">S</text:span>nowflake gives you two ways to scale compute:</text:p>
      <text:list text:style-name="L24">
        <text:list-item>
          <text:p text:style-name="P42"><text:span text:style-name="Strong_20_Emphasis">Scale Up (bigger warehouse size)</text:span></text:p>
          <text:list>
            <text:list-item>
              <text:p text:style-name="P42">Give a single virtual warehouse <text:span text:style-name="Strong_20_Emphasis">more power (more CPU, memory, I/O)</text:span>.</text:p>
            </text:list-item>
            <text:list-item>
              <text:p text:style-name="P42">Best for:</text:p>
              <text:list>
                <text:list-item>
                  <text:p text:style-name="P42"><text:span text:style-name="Strong_20_Emphasis">Complex queries</text:span> (lots of joins, aggregations, heavy transformations).</text:p>
                </text:list-item>
                <text:list-item>
                  <text:p text:style-name="P42"><text:span text:style-name="Strong_20_Emphasis">Data loading jobs</text:span> where one process needs more horsepower.</text:p>
                </text:list-item>
              </text:list>
            </text:list-item>
          </text:list>
        </text:list-item>
        <text:list-item>
          <text:p text:style-name="P42"><text:span text:style-name="Strong_20_Emphasis">Scale Out (multi-cluster warehouses)</text:span></text:p>
          <text:list>
            <text:list-item>
              <text:p text:style-name="P42">Add <text:span text:style-name="Strong_20_Emphasis">more warehouses of the same size</text:span> so Snowflake can distribute workloads.</text:p>
            </text:list-item>
            <text:list-item>
              <text:p text:style-name="P42">Best for:</text:p>
              <text:list>
                <text:list-item>
                  <text:p text:style-name="P42"><text:span text:style-name="Strong_20_Emphasis">Concurrency (many users at once)</text:span> → dashboards, BI tools (Power BI, Tableau) with many people hitting Snowflake simultaneously.</text:p>
                </text:list-item>
                <text:list-item>
                  <text:p text:style-name="P42"><text:span text:style-name="Strong_20_Emphasis">Avoiding query slowdowns</text:span> when multiple teams are working at the same time.</text:p>
                </text:list-item>
              </text:list>
            </text:list-item>
          </text:list>
        </text:list-item>
      </text:list>
      <text:h text:style-name="P8" text:outline-level="3">⚡ Quick Analogy</text:h>
      <text:list text:style-name="L25">
        <text:list-item>
          <text:p text:style-name="P43"><text:span text:style-name="Strong_20_Emphasis">Scale Up = upgrading your car’s engine</text:span> so it can go faster <text:span text:style-name="T18">= </text:span><text:span text:style-name="Strong_20_Emphasis">bigger engine for one job;</text:span></text:p>
        </text:list-item>
        <text:list-item>
          <text:p text:style-name="P43"><text:span text:style-name="Strong_20_Emphasis">Scale Out = adding more cars to the fleet</text:span> so more people can travel at the same time without waiting <text:span text:style-name="Strong_20_Emphasis">= more engines for many jobs.</text:span></text:p>
        </text:list-item>
      </text:list>
      <text:p text:style-name="P24"><text:soft-page-break/>g) How does Snowflake's pricing model differ from traditional on-premise data warehousing solutions?</text:p>
      <text:h text:style-name="P6" text:outline-level="3"><text:span text:style-name="Strong_20_Emphasis"><text:span text:style-name="T7">Traditional on-premise data warehouses</text:span></text:span></text:h>
      <text:list text:style-name="L27">
        <text:list-item>
          <text:p text:style-name="P50">You <text:span text:style-name="Strong_20_Emphasis">buy and maintain servers</text:span> (hardware, storage, licenses).</text:p>
        </text:list-item>
        <text:list-item>
          <text:p text:style-name="P50">Costs are mostly <text:span text:style-name="Strong_20_Emphasis">upfront (CapEx)</text:span> → big investment before you even run queries.</text:p>
        </text:list-item>
        <text:list-item>
          <text:p text:style-name="P50">You pay for maximum capacity (even if usage is low most of the time).</text:p>
        </text:list-item>
        <text:list-item>
          <text:p text:style-name="P50">Upgrades = new hardware, downtime, and long projects.</text:p>
        </text:list-item>
      </text:list>
      <text:h text:style-name="P7" text:outline-level="3"><text:span text:style-name="Strong_20_Emphasis">Snowflake (cloud model)</text:span></text:h>
      <text:list text:style-name="L28">
        <text:list-item>
          <text:p text:style-name="P51"><text:span text:style-name="Strong_20_Emphasis">Pay-as-you-go</text:span> (OpEx) → no upfront hardware.</text:p>
        </text:list-item>
        <text:list-item>
          <text:p text:style-name="P51">Two main billing categories:</text:p>
          <text:list>
            <text:list-item>
              <text:p text:style-name="P51"><text:span text:style-name="Strong_20_Emphasis">Storage</text:span> → pay for how much data you store (cheap).</text:p>
            </text:list-item>
            <text:list-item>
              <text:p text:style-name="P51"><text:span text:style-name="Strong_20_Emphasis">Compute (virtual warehouses)</text:span> → pay for how long and how big your compute runs (expensive part).</text:p>
            </text:list-item>
          </text:list>
        </text:list-item>
        <text:list-item>
          <text:p text:style-name="P51">Scale compute <text:span text:style-name="Strong_20_Emphasis">up or down instantly</text:span>, and pause it when not needed (you stop paying).</text:p>
        </text:list-item>
        <text:list-item>
          <text:p text:style-name="P51">You don’t manage hardware, backups, or upgrades → fully managed service.</text:p>
        </text:list-item>
      </text:list>
      <text:p text:style-name="P34">👉 <text:span text:style-name="Strong_20_Emphasis">Main difference:</text:span><text:line-break/>Snowflake = elastic, on-demand billing (like a utility).<text:line-break/>On-prem = fixed, upfront costs (like buying your own power plant).</text:p>
      <text:p text:style-name="P24">h) What is the difference between pay-as-you-go and upfront storage, and when you should you choose one over the other?</text:p>
      <text:p text:style-name="P28"><text:span text:style-name="T15">Snowflake offers</text:span><text:span text:style-name="T14"> </text:span><text:span text:style-name="Strong_20_Emphasis"><text:span text:style-name="T12">two storage pricing models</text:span></text:span><text:span text:style-name="T14"> </text:span><text:span text:style-name="T15">(depends on cloud provider contract, but concept is similar):</text:span></text:p>
      <text:list text:style-name="L29">
        <text:list-item>
          <text:p text:style-name="P48"><text:span text:style-name="Strong_20_Emphasis">Pay-as-you-go storage</text:span></text:p>
          <text:list>
            <text:list-item>
              <text:p text:style-name="P48">You pay monthly for however many TB of data you actually store.</text:p>
            </text:list-item>
            <text:list-item>
              <text:p text:style-name="P48">Best for: <text:span text:style-name="T19">c</text:span>ompanies with <text:span text:style-name="Strong_20_Emphasis">fluctuating storage needs, </text:span><text:span text:style-name="Strong_20_Emphasis"><text:span text:style-name="T19">s</text:span></text:span>tartups or smaller teams who want flexibility.</text:p>
            </text:list-item>
          </text:list>
        </text:list-item>
        <text:list-item>
          <text:p text:style-name="P48"><text:span text:style-name="Strong_20_Emphasis">Upfront (pre-purchased) storage</text:span></text:p>
          <text:list>
            <text:list-item>
              <text:p text:style-name="P48">You commit to buying a certain amount of storage for a period (e.g., 1–3 years).</text:p>
            </text:list-item>
            <text:list-item>
              <text:p text:style-name="P48">Usually <text:span text:style-name="Strong_20_Emphasis">cheaper per TB</text:span> than pay-as-you-go.</text:p>
            </text:list-item>
            <text:list-item>
              <text:p text:style-name="P48">Best for: Enterprises with <text:span text:style-name="Strong_20_Emphasis">predictable, steady, or large storage needs </text:span><text:span text:style-name="Strong_20_Emphasis"><text:span text:style-name="T19">OR c</text:span></text:span>ompanies optimizing costs long-term.</text:p>
            </text:list-item>
          </text:list>
        </text:list-item>
      </text:list>
      <text:p text:style-name="P34">👉 <text:span text:style-name="Strong_20_Emphasis">Rule of thumb:</text:span></text:p>
      <text:list text:style-name="L30">
        <text:list-item>
          <text:p text:style-name="P49">If uncertain / workloads are small → start with <text:span text:style-name="Strong_20_Emphasis">pay-as-you-go</text:span>.</text:p>
        </text:list-item>
        <text:list-item>
          <text:p text:style-name="P49">If data volumes are large and stable → choose <text:span text:style-name="Strong_20_Emphasis">upfront reserved storage</text:span> for discounts.</text:p>
        </text:list-item>
      </text:list>
      <text:p text:style-name="P22"><text:soft-page-break/> i) Explain the concept of Time Travel and Fail-safe in Snowflake and its use cases</text:p>
      <text:p text:style-name="P27"><text:span text:style-name="T15">These are </text:span><text:span text:style-name="Strong_20_Emphasis"><text:span text:style-name="T12">data protection + recovery features</text:span></text:span><text:span text:style-name="T14"> </text:span><text:span text:style-name="T15">in Snowflake:</text:span></text:p>
      <text:h text:style-name="P7" text:outline-level="3"><text:span text:style-name="Strong_20_Emphasis">1. Time Travel</text:span></text:h>
      <text:list text:style-name="L31">
        <text:list-item>
          <text:p text:style-name="P44">Lets you <text:span text:style-name="Strong_20_Emphasis">query historical versions of your data</text:span> (even if it’s been updated or deleted).</text:p>
        </text:list-item>
        <text:list-item>
          <text:p text:style-name="P44">Default retention: <text:span text:style-name="Strong_20_Emphasis">1 day</text:span> (can be extended up to 90 days on Enterprise edition).</text:p>
        </text:list-item>
        <text:list-item>
          <text:p text:style-name="P44">Use cases:</text:p>
          <text:list>
            <text:list-item>
              <text:p text:style-name="P44">Accidentally deleted or changed a table → roll back.</text:p>
            </text:list-item>
            <text:list-item>
              <text:p text:style-name="P44">Audit → check what data looked like last week/month.</text:p>
            </text:list-item>
            <text:list-item>
              <text:p text:style-name="P44">Reproduce old reports for consistency.</text:p>
            </text:list-item>
          </text:list>
        </text:list-item>
      </text:list>
      <text:p text:style-name="P62">🔎 Example:</text:p>
      <text:p text:style-name="P9"><text:span text:style-name="Source_20_Text"><text:span text:style-name="T23">SELECT * FROM my_table AT (TIMESTAMP =&gt; '2025-08-01 12:00:00');</text:span></text:span></text:p>
      <text:h text:style-name="P7" text:outline-level="3"><text:span text:style-name="Strong_20_Emphasis">2. Fail-safe</text:span></text:h>
      <text:list text:style-name="L32">
        <text:list-item>
          <text:p text:style-name="P45">A <text:span text:style-name="Strong_20_Emphasis">7-day recovery period after Time Travel expires</text:span>.</text:p>
        </text:list-item>
        <text:list-item>
          <text:p text:style-name="P45">Only Snowflake support can restore data during Fail-safe (not self-service).</text:p>
        </text:list-item>
        <text:list-item>
          <text:p text:style-name="P45">Purpose: disaster recovery (e.g., catastrophic failure, corruption).</text:p>
        </text:list-item>
        <text:list-item>
          <text:p text:style-name="P45">Not meant for normal undos → it’s the <text:span text:style-name="Strong_20_Emphasis">“last resort safety net.”</text:span></text:p>
        </text:list-item>
      </text:list>
      <text:h text:style-name="P7" text:outline-level="3">✅ Key Difference</text:h>
      <text:list text:style-name="L33">
        <text:list-item>
          <text:p text:style-name="P46"><text:span text:style-name="Strong_20_Emphasis">Time Travel</text:span> = self-service, short-term history (you can query/restore data yourself).</text:p>
        </text:list-item>
        <text:list-item>
          <text:p text:style-name="P46"><text:span text:style-name="Strong_20_Emphasis">Fail-safe</text:span> = Snowflake-managed, last-resort recovery after Time Travel ends.</text:p>
        </text:list-item>
      </text:list>
      <text:p text:style-name="P34">⚡ Quick Analogy:</text:p>
      <text:list text:style-name="L34">
        <text:list-item>
          <text:p text:style-name="P47"><text:span text:style-name="Strong_20_Emphasis">Time Travel = undo button</text:span> on your data.</text:p>
        </text:list-item>
        <text:list-item>
          <text:p text:style-name="P47"><text:span text:style-name="Strong_20_Emphasis">Fail-safe = calling IT support to restore your hard drive after everything crashed.</text:span></text:p>
        </text:list-item>
      </text:list>
      <text:p text:style-name="P22"/>
      <text:h text:style-name="P1" text:outline-level="2"/>
      <text:h text:style-name="P2" text:outline-level="2">Extras:</text:h>
      <text:h text:style-name="Heading_20_2" text:outline-level="2"><text:span text:style-name="T11">What does </text:span><text:span text:style-name="Strong_20_Emphasis"><text:span text:style-name="T11">columnar format</text:span></text:span><text:span text:style-name="T11"> mean?</text:span></text:h>
      <text:list text:style-name="L7">
        <text:list-item>
          <text:p text:style-name="P52">In databases, data can be stored in <text:span text:style-name="Strong_20_Emphasis">rows</text:span> or in <text:span text:style-name="Strong_20_Emphasis">columns</text:span>.</text:p>
        </text:list-item>
        <text:list-item>
          <text:p text:style-name="P52"><text:span text:style-name="Strong_20_Emphasis">Row format</text:span> = store all the fields of a record together.</text:p>
        </text:list-item>
        <text:list-item>
          <text:p text:style-name="P52"><text:span text:style-name="Strong_20_Emphasis">Columnar format</text:span> = store values from each column together, not each row.</text:p>
        </text:list-item>
      </text:list>
      <text:h text:style-name="P7" text:outline-level="3">🔎 Example</text:h>
      <text:p text:style-name="P34">Imagine a table with 3 columns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5">Name</text:p>
            </table:table-cell>
            <table:table-cell table:style-name="Table1.A1" office:value-type="string">
              <text:p text:style-name="P15">Age</text:p>
            </table:table-cell>
            <table:table-cell table:style-name="Table1.A1" office:value-type="string">
              <text:p text:style-name="P15">City</text:p>
            </table:table-cell>
          </table:table-row>
        </table:table-header-rows>
        <table:table-row>
          <table:table-cell table:style-name="Table1.A1" office:value-type="string">
            <text:p text:style-name="P14">Alice</text:p>
          </table:table-cell>
          <table:table-cell table:style-name="Table1.A1" office:value-type="string">
            <text:p text:style-name="P14">25</text:p>
          </table:table-cell>
          <table:table-cell table:style-name="Table1.A1" office:value-type="string">
            <text:p text:style-name="P14">New York</text:p>
          </table:table-cell>
        </table:table-row>
        <table:table-row>
          <table:table-cell table:style-name="Table1.A1" office:value-type="string">
            <text:p text:style-name="P14">Bob</text:p>
          </table:table-cell>
          <table:table-cell table:style-name="Table1.A1" office:value-type="string">
            <text:p text:style-name="P14">30</text:p>
          </table:table-cell>
          <table:table-cell table:style-name="Table1.A1" office:value-type="string">
            <text:p text:style-name="P14">Chicago</text:p>
          </table:table-cell>
        </table:table-row>
        <table:table-row>
          <table:table-cell table:style-name="Table1.A1" office:value-type="string">
            <text:p text:style-name="P14">Charlie</text:p>
          </table:table-cell>
          <table:table-cell table:style-name="Table1.A1" office:value-type="string">
            <text:p text:style-name="P14">35</text:p>
          </table:table-cell>
          <table:table-cell table:style-name="Table1.A1" office:value-type="string">
            <text:p text:style-name="P14">San Diego</text:p>
          </table:table-cell>
        </table:table-row>
      </table:table>
      <text:p text:style-name="P34"><text:span text:style-name="Strong_20_Emphasis">Row format (traditional databases like MySQL, PostgreSQL):</text:span><text:line-break/>Stored as records:</text:p>
      <text:list text:style-name="L8">
        <text:list-item>
          <text:p text:style-name="P53">Row 1 → Alice, 25, New York</text:p>
        </text:list-item>
        <text:list-item>
          <text:p text:style-name="P53">Row 2 → Bob, 30, Chicago</text:p>
        </text:list-item>
        <text:list-item>
          <text:p text:style-name="P53">Row 3 → Charlie, 35, San Diego</text:p>
        </text:list-item>
      </text:list>
      <text:p text:style-name="P34"><text:span text:style-name="Strong_20_Emphasis">Columnar format (Snowflake, BigQuery, Redshift):</text:span><text:line-break/>Stored as columns:</text:p>
      <text:list text:style-name="L9">
        <text:list-item>
          <text:p text:style-name="P54">Column 1 (Name) → Alice, Bob, Charlie</text:p>
        </text:list-item>
        <text:list-item>
          <text:p text:style-name="P54">Column 2 (Age) → 25, 30, 35</text:p>
        </text:list-item>
        <text:list-item>
          <text:p text:style-name="P54">Column 3 (City) → New York, Chicago, San Diego</text:p>
        </text:list-item>
      </text:list>
      <text:h text:style-name="P7" text:outline-level="3">✅ Why columnar format is powerful</text:h>
      <text:list text:style-name="L10">
        <text:list-item>
          <text:p text:style-name="P55"><text:span text:style-name="Strong_20_Emphasis">Faster analytics queries</text:span></text:p>
          <text:list>
            <text:list-item>
              <text:p text:style-name="P55">If you run a query like:</text:p>
              <text:p text:style-name="P10"><text:span text:style-name="Source_20_Text">SELECT AVG(Age) FROM People;</text:span></text:p>
              <text:list>
                <text:list-item>
                  <text:p text:style-name="P55">Snowflake only needs to read the <text:span text:style-name="Strong_20_Emphasis">Age column</text:span>, not all columns.</text:p>
                </text:list-item>
                <text:list-item>
                  <text:p text:style-name="P55">This makes it <text:span text:style-name="Strong_20_Emphasis">much faster and cheaper</text:span> than row-based storage.</text:p>
                </text:list-item>
              </text:list>
            </text:list-item>
          </text:list>
        </text:list-item>
        <text:list-item>
          <text:p text:style-name="P55"><text:span text:style-name="Strong_20_Emphasis">Better compression</text:span></text:p>
          <text:list>
            <text:list-item>
              <text:p text:style-name="P55">Values in a column are often similar (e.g., lots of repeated “USA” in a Country column).</text:p>
            </text:list-item>
            <text:list-item>
              <text:p text:style-name="P55">Snowflake compresses these efficiently, saving storage costs.</text:p>
            </text:list-item>
          </text:list>
        </text:list-item>
        <text:list-item>
          <text:p text:style-name="P55"><text:span text:style-name="Strong_20_Emphasis">Optimized for BI &amp; reporting</text:span></text:p>
          <text:list>
            <text:list-item>
              <text:p text:style-name="P55"><text:soft-page-break/>Most analytical queries (dashboards, aggregations, filters) work on <text:span text:style-name="Strong_20_Emphasis">specific columns</text:span>, not entire rows.</text:p>
            </text:list-item>
            <text:list-item>
              <text:p text:style-name="P55">Columnar storage is perfect for that.</text:p>
            </text:list-item>
          </text:list>
        </text:list-item>
      </text:list>
      <text:h text:style-name="P7" text:outline-level="3">⚠️ Trade-off</text:h>
      <text:list text:style-name="L11">
        <text:list-item>
          <text:p text:style-name="P56">Columnar storage is <text:span text:style-name="Strong_20_Emphasis">great for reading/analytics</text:span> but not as efficient for lots of <text:span text:style-name="Strong_20_Emphasis">small updates/inserts</text:span> (row-based is better for that).</text:p>
        </text:list-item>
        <text:list-item>
          <text:p text:style-name="P56">Snowflake solves this by being <text:span text:style-name="Strong_20_Emphasis">append-only</text:span> (it writes new versions instead of updating in place).</text:p>
        </text:list-item>
      </text:list>
      <text:p text:style-name="P34">👉 In short:<text:line-break/><text:span text:style-name="Strong_20_Emphasis">Columnar format = store data by column, not row.</text:span><text:line-break/>It’s what makes Snowflake so fast and efficient for analytics.</text:p>
      <text:p text:style-name="P12"/>
      <text:p text:style-name="P13"><text:span text:style-name="T8">Explain </text:span>the difference between terms data warehouse and virtual warehouses? </text:p>
      <text:h text:style-name="P3" text:outline-level="2"><text:span text:style-name="Strong_20_Emphasis"><text:span text:style-name="T9">1. Data Warehouse (general concept)</text:span></text:span></text:h>
      <text:list text:style-name="L15">
        <text:list-item>
          <text:p text:style-name="P57">A <text:span text:style-name="Strong_20_Emphasis">data warehouse</text:span> is the <text:span text:style-name="Emphasis">big storage and analytics system</text:span> where all your data is collected, cleaned, and made available for reporting/analysis.</text:p>
        </text:list-item>
        <text:list-item>
          <text:p text:style-name="P57">Think of it as the <text:span text:style-name="Strong_20_Emphasis">big library of data</text:span> for your company.</text:p>
        </text:list-item>
        <text:list-item>
          <text:p text:style-name="P57">In Snowflake, when we say <text:span text:style-name="Emphasis">“Snowflake is a cloud data warehouse”</text:span>, we mean it’s the platform where your organization’s data lives and can be analyzed.</text:p>
        </text:list-item>
      </text:list>
      <text:h text:style-name="P4" text:outline-level="2"><text:span text:style-name="Strong_20_Emphasis"><text:span text:style-name="T10">2. Virtual Warehouse (Snowflake-specific term)</text:span></text:span></text:h>
      <text:list text:style-name="L16">
        <text:list-item>
          <text:p text:style-name="P58">A <text:span text:style-name="Strong_20_Emphasis">virtual warehouse</text:span> is Snowflake’s name for the <text:span text:style-name="Strong_20_Emphasis">compute engine</text:span> that runs queries.</text:p>
        </text:list-item>
        <text:list-item>
          <text:p text:style-name="P58">It’s not where data lives — it’s where the <text:span text:style-name="Strong_20_Emphasis">work happens</text:span> (processing, aggregations, transformations).</text:p>
        </text:list-item>
        <text:list-item>
          <text:p text:style-name="P58">You can have many virtual warehouses running on the same Snowflake data warehouse, and they don’t interfere with each other.</text:p>
        </text:list-item>
      </text:list>
      <text:p text:style-name="P34">👉 Example:</text:p>
      <text:list text:style-name="L17">
        <text:list-item>
          <text:p text:style-name="P59">Marketing team might have <text:span text:style-name="Strong_20_Emphasis">“WH_MARKETING”</text:span> virtual warehouse.</text:p>
        </text:list-item>
        <text:list-item>
          <text:p text:style-name="P59">Finance team might have <text:span text:style-name="Strong_20_Emphasis">“WH_FINANCE”</text:span> virtual warehouse.</text:p>
        </text:list-item>
        <text:list-item>
          <text:p text:style-name="P59">Both are querying the same central data in Snowflake, but using <text:span text:style-name="Strong_20_Emphasis">separate compute clusters</text:span>.</text:p>
        </text:list-item>
      </text:list>
      <text:h text:style-name="P7" text:outline-level="3">🔑 Key Difference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15">Term</text:p>
            </table:table-cell>
            <table:table-cell table:style-name="Table2.A1" office:value-type="string">
              <text:p text:style-name="P15">What it Means</text:p>
            </table:table-cell>
            <table:table-cell table:style-name="Table2.A1" office:value-type="string">
              <text:p text:style-name="P15">Purpose</text:p>
            </table:table-cell>
          </table:table-row>
        </table:table-header-rows>
        <table:table-row>
          <table:table-cell table:style-name="Table2.A1" office:value-type="string">
            <text:p text:style-name="P14"><text:span text:style-name="Strong_20_Emphasis">Data Warehouse</text:span></text:p>
          </table:table-cell>
          <table:table-cell table:style-name="Table2.A1" office:value-type="string">
            <text:p text:style-name="P14">The overall data storage + analytics platform (Snowflake itself)</text:p>
          </table:table-cell>
          <table:table-cell table:style-name="Table2.A1" office:value-type="string">
            <text:p text:style-name="P14">Central repository of data</text:p>
          </table:table-cell>
        </table:table-row>
        <table:table-row>
          <table:table-cell table:style-name="Table2.A1" office:value-type="string">
            <text:p text:style-name="P14"><text:span text:style-name="Strong_20_Emphasis">Virtual Warehouse</text:span></text:p>
          </table:table-cell>
          <table:table-cell table:style-name="Table2.A1" office:value-type="string">
            <text:p text:style-name="P14">A compute cluster in Snowflake</text:p>
          </table:table-cell>
          <table:table-cell table:style-name="Table2.A1" office:value-type="string">
            <text:p text:style-name="P14">Executes queries, loads, and transformations</text:p>
          </table:table-cell>
        </table:table-row>
      </table:table>
      <text:h text:style-name="P7" text:outline-level="3">⚡ Analogy</text:h>
      <text:p text:style-name="P34">Think of <text:span text:style-name="Strong_20_Emphasis">Snowflake as a giant library</text:span>:</text:p>
      <text:list text:style-name="L18">
        <text:list-item>
          <text:p text:style-name="P60"><text:span text:style-name="Strong_20_Emphasis">Data Warehouse</text:span> = the <text:span text:style-name="Emphasis">whole library building</text:span> where all the books (data) are stored.</text:p>
        </text:list-item>
        <text:list-item>
          <text:p text:style-name="P60"><text:span text:style-name="Strong_20_Emphasis">Virtual Warehouses</text:span> = the <text:span text:style-name="Emphasis">reading rooms</text:span> you book to study the books. Each group gets its own room, so they don’t disturb each other, but they’re all reading from the same library.</text:p>
        </text:list-item>
      </text:list>
      <text:p text:style-name="P34">👉 So:</text:p>
      <text:list text:style-name="L19">
        <text:list-item>
          <text:p text:style-name="P61"><text:span text:style-name="Strong_20_Emphasis">Data warehouse = the system &amp; storage.</text:span></text:p>
        </text:list-item>
        <text:list-item>
          <text:p text:style-name="P61"><text:span text:style-name="Strong_20_Emphasis">Virtual warehouse = the compute power you spin up inside that system.</text:span></text:p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26T13:33:57.571000000</meta:creation-date>
    <dc:date>2025-08-26T15:40:33.689000000</dc:date>
    <meta:editing-duration>PT8M47S</meta:editing-duration>
    <meta:editing-cycles>1</meta:editing-cycles>
    <meta:document-statistic meta:table-count="2" meta:image-count="0" meta:object-count="0" meta:page-count="8" meta:paragraph-count="198" meta:word-count="1958" meta:character-count="11640" meta:non-whitespace-character-count="9996"/>
    <meta:generator>LibreOffice/24.2.1.2$Windows_X86_64 LibreOffice_project/db4def46b0453cc22e2d0305797cf981b68ef5ac</meta:generator>
  </office:meta>
</office:document-meta>
</file>